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row table:style-name="ro1">
          <table:table-cell office:value-type="string">
            <text:p>Nama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Abdul Haris</text:p>
          </table:table-cell>
          <table:table-cell office:value-type="float" office:value="1000016">
            <text:p>1000016</text:p>
          </table:table-cell>
          <table:table-cell office:value-type="string">
            <text:p>*g9YMu.4</text:p>
          </table:table-cell>
        </table:table-row>
        <table:table-row table:style-name="ro1">
          <table:table-cell office:value-type="string">
            <text:p>Ajay Nurjaya</text:p>
          </table:table-cell>
          <table:table-cell office:value-type="float" office:value="1000026">
            <text:p>1000026</text:p>
          </table:table-cell>
          <table:table-cell office:value-type="string">
            <text:p>Fa18Xm}(</text:p>
          </table:table-cell>
        </table:table-row>
        <table:table-row table:style-name="ro1">
          <table:table-cell office:value-type="string">
            <text:p>Akbar Abdulrohim</text:p>
          </table:table-cell>
          <table:table-cell office:value-type="float" office:value="1000036">
            <text:p>1000036</text:p>
          </table:table-cell>
          <table:table-cell office:value-type="string">
            <text:p>8*Fmo6{E</text:p>
          </table:table-cell>
        </table:table-row>
        <table:table-row table:style-name="ro1">
          <table:table-cell office:value-type="string">
            <text:p>Aldin Putra jayadi</text:p>
          </table:table-cell>
          <table:table-cell office:value-type="float" office:value="1000046">
            <text:p>1000046</text:p>
          </table:table-cell>
          <table:table-cell office:value-type="string">
            <text:p>4)?XEa6q</text:p>
          </table:table-cell>
        </table:table-row>
        <table:table-row table:style-name="ro1">
          <table:table-cell office:value-type="string">
            <text:p>Ali Syihab</text:p>
          </table:table-cell>
          <table:table-cell office:value-type="float" office:value="1000056">
            <text:p>1000056</text:p>
          </table:table-cell>
          <table:table-cell office:value-type="string">
            <text:p>z7Mf^J1%</text:p>
          </table:table-cell>
        </table:table-row>
        <table:table-row table:style-name="ro1">
          <table:table-cell office:value-type="string">
            <text:p>Anna Shintia</text:p>
          </table:table-cell>
          <table:table-cell office:value-type="float" office:value="1000066">
            <text:p>1000066</text:p>
          </table:table-cell>
          <table:table-cell office:value-type="string">
            <text:p>.8rs4P|H</text:p>
          </table:table-cell>
        </table:table-row>
        <table:table-row table:style-name="ro1">
          <table:table-cell office:value-type="string">
            <text:p>Annisa Maulida</text:p>
          </table:table-cell>
          <table:table-cell office:value-type="float" office:value="1000076">
            <text:p>1000076</text:p>
          </table:table-cell>
          <table:table-cell office:value-type="string">
            <text:p>*26f)NmR</text:p>
          </table:table-cell>
        </table:table-row>
        <table:table-row table:style-name="ro1">
          <table:table-cell office:value-type="string">
            <text:p>Antia Febriyani</text:p>
          </table:table-cell>
          <table:table-cell office:value-type="float" office:value="1000086">
            <text:p>1000086</text:p>
          </table:table-cell>
          <table:table-cell office:value-type="string">
            <text:p>T+q2?8oF</text:p>
          </table:table-cell>
        </table:table-row>
        <table:table-row table:style-name="ro1">
          <table:table-cell office:value-type="string">
            <text:p>Dadan Ramdani</text:p>
          </table:table-cell>
          <table:table-cell office:value-type="float" office:value="1000096">
            <text:p>1000096</text:p>
          </table:table-cell>
          <table:table-cell office:value-type="string">
            <text:p>cgL9F!%4</text:p>
          </table:table-cell>
        </table:table-row>
        <table:table-row table:style-name="ro1">
          <table:table-cell office:value-type="string">
            <text:p>Destri Nur Meilani</text:p>
          </table:table-cell>
          <table:table-cell office:value-type="float" office:value="1000106">
            <text:p>1000106</text:p>
          </table:table-cell>
          <table:table-cell office:value-type="string">
            <text:p>~5@HQhx4</text:p>
          </table:table-cell>
        </table:table-row>
        <table:table-row table:style-name="ro1">
          <table:table-cell office:value-type="string">
            <text:p>Dewi Kunaesih</text:p>
          </table:table-cell>
          <table:table-cell office:value-type="float" office:value="1000116">
            <text:p>1000116</text:p>
          </table:table-cell>
          <table:table-cell office:value-type="string">
            <text:p>?{Sqe65Q</text:p>
          </table:table-cell>
        </table:table-row>
        <table:table-row table:style-name="ro1">
          <table:table-cell office:value-type="string">
            <text:p>Dini Yulianingsih</text:p>
          </table:table-cell>
          <table:table-cell office:value-type="float" office:value="1000126">
            <text:p>1000126</text:p>
          </table:table-cell>
          <table:table-cell office:value-type="string">
            <text:p>)g2Ka7{E</text:p>
          </table:table-cell>
        </table:table-row>
        <table:table-row table:style-name="ro1">
          <table:table-cell office:value-type="string">
            <text:p>Dipa Ferdian</text:p>
          </table:table-cell>
          <table:table-cell office:value-type="float" office:value="1000136">
            <text:p>1000136</text:p>
          </table:table-cell>
          <table:table-cell office:value-type="string">
            <text:p>K)s}c18W</text:p>
          </table:table-cell>
        </table:table-row>
        <table:table-row table:style-name="ro1">
          <table:table-cell office:value-type="string">
            <text:p>Dwi Agustin</text:p>
          </table:table-cell>
          <table:table-cell office:value-type="float" office:value="1000146">
            <text:p>1000146</text:p>
          </table:table-cell>
          <table:table-cell office:value-type="string">
            <text:p>%z5nN1_B</text:p>
          </table:table-cell>
        </table:table-row>
        <table:table-row table:style-name="ro1">
          <table:table-cell office:value-type="string">
            <text:p>Evi Astuti</text:p>
          </table:table-cell>
          <table:table-cell office:value-type="float" office:value="1000156">
            <text:p>1000156</text:p>
          </table:table-cell>
          <table:table-cell office:value-type="string">
            <text:p>H~E5&amp;c7h</text:p>
          </table:table-cell>
        </table:table-row>
        <table:table-row table:style-name="ro1">
          <table:table-cell office:value-type="string">
            <text:p>Fiqri Rizki Arianto</text:p>
          </table:table-cell>
          <table:table-cell office:value-type="float" office:value="1000166">
            <text:p>1000166</text:p>
          </table:table-cell>
          <table:table-cell office:value-type="string">
            <text:p>Jng^E6{9</text:p>
          </table:table-cell>
        </table:table-row>
        <table:table-row table:style-name="ro1">
          <table:table-cell office:value-type="string">
            <text:p>Karmila Wulandari</text:p>
          </table:table-cell>
          <table:table-cell office:value-type="float" office:value="1000176">
            <text:p>1000176</text:p>
          </table:table-cell>
          <table:table-cell office:value-type="string">
            <text:p>6z=V3xG*</text:p>
          </table:table-cell>
        </table:table-row>
        <table:table-row table:style-name="ro1">
          <table:table-cell office:value-type="string">
            <text:p>Laras Lourina</text:p>
          </table:table-cell>
          <table:table-cell office:value-type="float" office:value="1000186">
            <text:p>1000186</text:p>
          </table:table-cell>
          <table:table-cell office:value-type="string">
            <text:p>-9W1pCh#</text:p>
          </table:table-cell>
        </table:table-row>
        <table:table-row table:style-name="ro1">
          <table:table-cell office:value-type="string">
            <text:p>Marini Isma</text:p>
          </table:table-cell>
          <table:table-cell office:value-type="float" office:value="1000196">
            <text:p>1000196</text:p>
          </table:table-cell>
          <table:table-cell office:value-type="string">
            <text:p>g6D+2=Jl</text:p>
          </table:table-cell>
        </table:table-row>
        <table:table-row table:style-name="ro1">
          <table:table-cell office:value-type="string">
            <text:p>Muhamad Jumadi</text:p>
          </table:table-cell>
          <table:table-cell office:value-type="float" office:value="1000206">
            <text:p>1000206</text:p>
          </table:table-cell>
          <table:table-cell office:value-type="string">
            <text:p>A[(znW15</text:p>
          </table:table-cell>
        </table:table-row>
        <table:table-row table:style-name="ro1">
          <table:table-cell office:value-type="string">
            <text:p>Muhamad Rizki A.S</text:p>
          </table:table-cell>
          <table:table-cell office:value-type="float" office:value="1000216">
            <text:p>1000216</text:p>
          </table:table-cell>
          <table:table-cell office:value-type="string">
            <text:p>-cHj^6L4</text:p>
          </table:table-cell>
        </table:table-row>
        <table:table-row table:style-name="ro1">
          <table:table-cell office:value-type="string">
            <text:p>Rama Juan Saputra</text:p>
          </table:table-cell>
          <table:table-cell office:value-type="float" office:value="1000226">
            <text:p>1000226</text:p>
          </table:table-cell>
          <table:table-cell office:value-type="string">
            <text:p>fl@)82PQ</text:p>
          </table:table-cell>
        </table:table-row>
        <table:table-row table:style-name="ro1">
          <table:table-cell office:value-type="string">
            <text:p>Ratna Sumirat</text:p>
          </table:table-cell>
          <table:table-cell office:value-type="float" office:value="1000236">
            <text:p>1000236</text:p>
          </table:table-cell>
          <table:table-cell office:value-type="string">
            <text:p>p78m_^BO</text:p>
          </table:table-cell>
        </table:table-row>
        <table:table-row table:style-name="ro1">
          <table:table-cell office:value-type="string">
            <text:p>Resha Pangestiana</text:p>
          </table:table-cell>
          <table:table-cell office:value-type="float" office:value="1000246">
            <text:p>1000246</text:p>
          </table:table-cell>
          <table:table-cell office:value-type="string">
            <text:p>17pjO-+V</text:p>
          </table:table-cell>
        </table:table-row>
        <table:table-row table:style-name="ro1">
          <table:table-cell office:value-type="string">
            <text:p>Resi Kusmawati</text:p>
          </table:table-cell>
          <table:table-cell office:value-type="float" office:value="1000256">
            <text:p>1000256</text:p>
          </table:table-cell>
          <table:table-cell office:value-type="string">
            <text:p>p7W^8]Fq</text:p>
          </table:table-cell>
        </table:table-row>
        <table:table-row table:style-name="ro1">
          <table:table-cell office:value-type="string">
            <text:p>Riani ismayanti</text:p>
          </table:table-cell>
          <table:table-cell office:value-type="float" office:value="1000266">
            <text:p>1000266</text:p>
          </table:table-cell>
          <table:table-cell office:value-type="string">
            <text:p>~ukK8)5V</text:p>
          </table:table-cell>
        </table:table-row>
        <table:table-row table:style-name="ro1">
          <table:table-cell office:value-type="string">
            <text:p>RM. Abdul K.Zaelani</text:p>
          </table:table-cell>
          <table:table-cell office:value-type="float" office:value="1000276">
            <text:p>1000276</text:p>
          </table:table-cell>
          <table:table-cell office:value-type="string">
            <text:p>e6Bn2~P)</text:p>
          </table:table-cell>
        </table:table-row>
        <table:table-row table:style-name="ro1">
          <table:table-cell office:value-type="string">
            <text:p>Saeful Hendrian</text:p>
          </table:table-cell>
          <table:table-cell office:value-type="float" office:value="1000286">
            <text:p>1000286</text:p>
          </table:table-cell>
          <table:table-cell office:value-type="string">
            <text:p>wW9Qz)|5</text:p>
          </table:table-cell>
        </table:table-row>
        <table:table-row table:style-name="ro1">
          <table:table-cell office:value-type="string">
            <text:p>Sehan Alydrus</text:p>
          </table:table-cell>
          <table:table-cell office:value-type="float" office:value="1000296">
            <text:p>1000296</text:p>
          </table:table-cell>
          <table:table-cell office:value-type="string">
            <text:p>AT2_pj4{</text:p>
          </table:table-cell>
        </table:table-row>
        <table:table-row table:style-name="ro1">
          <table:table-cell office:value-type="string">
            <text:p>Siti ayu lestari</text:p>
          </table:table-cell>
          <table:table-cell office:value-type="float" office:value="1000306">
            <text:p>1000306</text:p>
          </table:table-cell>
          <table:table-cell office:value-type="string">
            <text:p>v1%F8I|q</text:p>
          </table:table-cell>
        </table:table-row>
        <table:table-row table:style-name="ro1">
          <table:table-cell office:value-type="string">
            <text:p>Sopian Malik</text:p>
          </table:table-cell>
          <table:table-cell office:value-type="float" office:value="1000316">
            <text:p>1000316</text:p>
          </table:table-cell>
          <table:table-cell office:value-type="string">
            <text:p>1X[kK@6h</text:p>
          </table:table-cell>
        </table:table-row>
        <table:table-row table:style-name="ro1">
          <table:table-cell office:value-type="string">
            <text:p>Syifa Pauko Rohmah</text:p>
          </table:table-cell>
          <table:table-cell office:value-type="float" office:value="1000326">
            <text:p>1000326</text:p>
          </table:table-cell>
          <table:table-cell office:value-type="string">
            <text:p>B5ld6#E]</text:p>
          </table:table-cell>
        </table:table-row>
        <table:table-row table:style-name="ro1">
          <table:table-cell office:value-type="string">
            <text:p>Toni Ardiansyah</text:p>
          </table:table-cell>
          <table:table-cell office:value-type="float" office:value="1000336">
            <text:p>1000336</text:p>
          </table:table-cell>
          <table:table-cell office:value-type="string">
            <text:p>Q!}9Miz5</text:p>
          </table:table-cell>
        </table:table-row>
        <table:table-row table:style-name="ro1">
          <table:table-cell office:value-type="string">
            <text:p>Tria Ayu Putri Andini</text:p>
          </table:table-cell>
          <table:table-cell office:value-type="float" office:value="1000346">
            <text:p>1000346</text:p>
          </table:table-cell>
          <table:table-cell office:value-type="string">
            <text:p>6O?4Hpe@</text:p>
          </table:table-cell>
        </table:table-row>
        <table:table-row table:style-name="ro1">
          <table:table-cell office:value-type="string">
            <text:p>Verania Abdullah</text:p>
          </table:table-cell>
          <table:table-cell office:value-type="float" office:value="1000356">
            <text:p>1000356</text:p>
          </table:table-cell>
          <table:table-cell office:value-type="string">
            <text:p>Gug!5)C7</text:p>
          </table:table-cell>
        </table:table-row>
        <table:table-row table:style-name="ro1">
          <table:table-cell office:value-type="string">
            <text:p>Yeni Rahmawati</text:p>
          </table:table-cell>
          <table:table-cell office:value-type="float" office:value="1000366">
            <text:p>1000366</text:p>
          </table:table-cell>
          <table:table-cell office:value-type="string">
            <text:p>z)S[18Av</text:p>
          </table:table-cell>
        </table:table-row>
        <table:table-row table:style-name="ro1">
          <table:table-cell office:value-type="string">
            <text:p>Yopy Surahman</text:p>
          </table:table-cell>
          <table:table-cell office:value-type="float" office:value="1000376">
            <text:p>1000376</text:p>
          </table:table-cell>
          <table:table-cell office:value-type="string">
            <text:p>&amp;W5j2{zI</text:p>
          </table:table-cell>
        </table:table-row>
        <table:table-row table:style-name="ro1">
          <table:table-cell office:value-type="string">
            <text:p>Yulianti</text:p>
          </table:table-cell>
          <table:table-cell office:value-type="float" office:value="1000386">
            <text:p>1000386</text:p>
          </table:table-cell>
          <table:table-cell office:value-type="string">
            <text:p>&amp;xOE1#2q</text:p>
          </table:table-cell>
        </table:table-row>
        <table:table-row table:style-name="ro1">
          <table:table-cell office:value-type="string">
            <text:p>Yusnia Salevy</text:p>
          </table:table-cell>
          <table:table-cell office:value-type="float" office:value="1000396">
            <text:p>1000396</text:p>
          </table:table-cell>
          <table:table-cell office:value-type="string">
            <text:p>cz*9H7%U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hsan Faisal</meta:initial-creator>
    <meta:creation-date>2013-01-02T18:12:16</meta:creation-date>
    <meta:document-statistic meta:table-count="3" meta:cell-count="0" meta:object-count="0"/>
    <meta:generator>LibreOffice/3.5$Linux_x86 LibreOffice_project/350m1$Build-2</meta:generator>
  </office:meta>
</office:document-meta>
</file>